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Songti TC" svg:font-family="Songti TC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 fo:background-color="#868686"/>
    </style:style>
    <style:style style:name="P2" style:family="paragraph" style:parent-style-name="Standard">
      <style:paragraph-properties fo:margin-bottom="0.1667in"/>
      <style:text-properties style:font-name="Songti TC" fo:font-size="12.0pt" fo:background-color="#e0e0e0"/>
    </style:style>
    <style:style style:name="T1" style:family="text">
      <style:text-properties style:font-name="Songti TC"/>
    </style:style>
    <style:style style:name="T2" style:family="text">
      <style:text-properties fo:color="#032726"/>
    </style:style>
    <style:style style:name="T3" style:family="text">
      <style:text-properties style:font-name="Times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</text:span><text:s/>  |  2019.04.26 17:20   |   <text:a xlink:type="simple" xlink:href="http://palinfo.habago.org/Entry?Command=Information_PrintForum&amp;iPage=19&amp;sType=FORUM#FORUM37408"><text:span text:style-name="T2">#</text:span></text:a></text:p>
      <text:p text:style-name="P2">卡韓政變<text:span text:style-name="T3">(25)</text:span>：感同身受<text:span text:style-name="T3"> <text:line-break/><text:line-break/></text:span>陳真<text:span text:style-name="T3">2019. 04. 26. <text:line-break/><text:line-break/><text:line-break/></text:span>我只看過島內這樣一隻烏七媽黑的政治烏鴉，不清楚世界上其它烏鴉是否也一樣黑，一樣臭不可聞。但我非常清楚地知道台灣這隻烏鴉骯髒齷齪到何種程度。<text:span text:style-name="T3"> <text:line-break/><text:line-break/></text:span>我相信一般人不可能看得清。這有兩種可能原因，一是因為一般人的生活很外圍，離政治很遠很遠，不曾見過真正的政治人事物之真實樣貌，特別是那些整天在純粹謊言的媒體<text:span text:style-name="T3"><text:s/>(</text:span>例如自由時報<text:span text:style-name="T3">) </text:span>中看世界的人，腦子大多已腐爛。<text:span text:style-name="T3"> <text:line-break/><text:line-break/></text:span>第二種可能就是事不關己的心態。一切真實樣貌其實都在眼前，但他根本不在意，有看沒有到，有聽沒有到，是是非非對他而言根本不重要，因此，善也好，惡也罷，管它真相與是非善惡如何，他根本不在意。他對於偶像劇的劇情轉折之在意程度，恐怕遠超過一萬倍。<text:span text:style-name="T3"> <text:line-break/><text:line-break/></text:span>當你對一個東西根本不在意時，你將會比第一種<text:span text:style-name="T3"><text:s/>"</text:span>看不清楚<text:span text:style-name="T3">" </text:span>更加可悲，你是連清楚或不清楚都根本都不在乎，完全置身事外。何以致之？也許你以為這樣很清高，也許以為政治真的跟你無關，也許以為自己有什麼更崇高的事需要關心等等。<text:span text:style-name="T3"> <text:line-break/><text:line-break/></text:span>我想說的是，旁觀者給意見很容易，但是當事人該怎麼做卻很難。比方說我也知道要忍忍忍，先謀大局為要，切莫因小失大，切莫打草驚蛇，就如林義雄所說，你要打敵人，得先不動聲色地做好充份準備後，再給對方致命一擊，千萬不要輕易出手。<text:span text:style-name="T3"> <text:line-break/><text:line-break/></text:span>我不知道類似這種在我看來帶點權謀的心態或作法是否健康，是否良善，我只知道這類道理，說很容易，但是對某些正直單純的人來說，其實有點難。我若厭惡一個人，我就根本不會鳥他，我不會假裝跟他客氣。當然，我也不是那種會當面給人難堪的人，但我不會明明心裏充滿鄙夷，但卻又為了某種目的而假裝沒事，假裝跟對方稱兄道弟哥倆好。<text:span text:style-name="T3"> <text:line-break/><text:line-break/></text:span>我意思是說，你看吳敦義及其他相關人馬，放那麼多暗箭，瘋狂抹黑韓國瑜，什麼私下求官，什麼拿了吳敦義四千萬等等，今天你若是韓國瑜，豺狼狂咬，萬箭穿心，你真的能忍忍忍？<text:span text:style-name="T3"> <text:line-break/><text:line-break/></text:span>這一堆荒唐卑劣的抹黑謠言，往往繞著吳敦義為主角打轉。今天吳敦義如果是一個具有基本正直人格的人，老早比韓國瑜還更早跳出來痛罵造謠者，怎麼可能故意裝聾作啞，故意讓惡毒謠言四處流傳？<text:span text:style-name="T3"> <text:line-break/><text:line-break/></text:span>我覺得，做為一個人，有一項特質十分罕見而珍貴，那就是感同身受，或者說同理心。簡單說就是受傷受害的人雖然不是我，但我深深能感受到那樣一種處境與遭遇，從而也由衷地感到很深的痛苦。<text:span text:style-name="T3"> <text:line-break/><text:line-break/></text:span>許多時候，就連關於我自己，也常聽見一些風涼話，聽起來好像是在安慰你關心你，其實是在說你不夠豁達，不夠遠見，不夠睿智，忍功練得還不夠等等。但我常覺得，今天別說你跟我有著同樣的處境與遭遇，你光是只有我的遭遇的一億分之一，我想你恐怕早已想殺人之心或崩潰了。<text:span text:style-name="T3"> <text:line-break/><text:line-break/></text:span>政治之黑暗與光明，其實離我們不遠，它畢竟只是反映了人性的至善與至惡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